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836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ccount Name</text:p>
          </table:table-cell>
          <table:table-cell office:value-type="string">
            <text:p>Description</text:p>
          </table:table-cell>
          <table:table-cell office:value-type="string">
            <text:p>Account No</text:p>
          </table:table-cell>
          <table:table-cell office:value-type="string">
            <text:p>Type</text:p>
          </table:table-cell>
          <table:table-cell office:value-type="string">
            <text:p>Balance</text:p>
          </table:table-cell>
          <table:table-cell office:value-type="string">
            <text:p>Tax Code</text:p>
          </table:table-cell>
          <table:table-cell office:value-type="string">
            <text:p>Bank Acc Name</text:p>
          </table:table-cell>
          <table:table-cell office:value-type="string">
            <text:p>BSB</text:p>
          </table:table-cell>
          <table:table-cell office:value-type="string">
            <text:p>Bank Acc No</text:p>
          </table:table-cell>
        </table:table-row>
        <table:table-row table:style-name="ro1">
          <table:table-cell office:value-type="string">
            <text:p>Test Act</text:p>
          </table:table-cell>
          <table:table-cell office:value-type="string">
            <text:p>Description 1</text:p>
          </table:table-cell>
          <table:table-cell office:value-type="float" office:value="12345">
            <text:p>12345</text:p>
          </table:table-cell>
          <table:table-cell office:value-type="string">
            <text:p>AP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2</text:p>
          </table:table-cell>
          <table:table-cell office:value-type="string">
            <text:p>Description 2</text:p>
          </table:table-cell>
          <table:table-cell office:value-type="float" office:value="5678">
            <text:p>5678</text:p>
          </table:table-cell>
          <table:table-cell office:value-type="string">
            <text:p>AR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3 </text:p>
          </table:table-cell>
          <table:table-cell office:value-type="string">
            <text:p>Description 3</text:p>
          </table:table-cell>
          <table:table-cell office:value-type="float" office:value="6754">
            <text:p>6754</text:p>
          </table:table-cell>
          <table:table-cell office:value-type="string">
            <text:p>EQUITY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4</text:p>
          </table:table-cell>
          <table:table-cell office:value-type="string">
            <text:p>Description 4</text:p>
          </table:table-cell>
          <table:table-cell office:value-type="float" office:value="34567">
            <text:p>34567</text:p>
          </table:table-cell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5</text:p>
          </table:table-cell>
          <table:table-cell office:value-type="string">
            <text:p>Description 5</text:p>
          </table:table-cell>
          <table:table-cell office:value-type="float" office:value="8954">
            <text:p>8954</text:p>
          </table:table-cell>
          <table:table-cell office:value-type="string">
            <text:p>COGS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6</text:p>
          </table:table-cell>
          <table:table-cell office:value-type="string">
            <text:p>Description 6</text:p>
          </table:table-cell>
          <table:table-cell office:value-type="float" office:value="2346">
            <text:p>2346</text:p>
          </table:table-cell>
          <table:table-cell office:value-type="string">
            <text:p>CCARD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7</text:p>
          </table:table-cell>
          <table:table-cell office:value-type="string">
            <text:p>Description 7</text:p>
          </table:table-cell>
          <table:table-cell office:value-type="float" office:value="985454">
            <text:p>985454</text:p>
          </table:table-cell>
          <table:table-cell office:value-type="string">
            <text:p>EXP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8</text:p>
          </table:table-cell>
          <table:table-cell office:value-type="string">
            <text:p>Description 8</text:p>
          </table:table-cell>
          <table:table-cell office:value-type="float" office:value="34567">
            <text:p>34567</text:p>
          </table:table-cell>
          <table:table-cell office:value-type="string">
            <text:p>FIXASSET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9</text:p>
          </table:table-cell>
          <table:table-cell office:value-type="string">
            <text:p>Description 9</text:p>
          </table:table-cell>
          <table:table-cell office:value-type="float" office:value="9755">
            <text:p>9755</text:p>
          </table:table-cell>
          <table:table-cell office:value-type="string">
            <text:p>INC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10</text:p>
          </table:table-cell>
          <table:table-cell office:value-type="string">
            <text:p>Description 10</text:p>
          </table:table-cell>
          <table:table-cell office:value-type="float" office:value="8765">
            <text:p>8765</text:p>
          </table:table-cell>
          <table:table-cell office:value-type="string">
            <text:p>LTLIAB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11</text:p>
          </table:table-cell>
          <table:table-cell office:value-type="string">
            <text:p>Description 11</text:p>
          </table:table-cell>
          <table:table-cell office:value-type="float" office:value="7658">
            <text:p>7658</text:p>
          </table:table-cell>
          <table:table-cell office:value-type="string">
            <text:p>OASSET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12</text:p>
          </table:table-cell>
          <table:table-cell office:value-type="string">
            <text:p>Description 12</text:p>
          </table:table-cell>
          <table:table-cell office:value-type="float" office:value="6548">
            <text:p>6548</text:p>
          </table:table-cell>
          <table:table-cell office:value-type="string">
            <text:p>OCASSET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13</text:p>
          </table:table-cell>
          <table:table-cell office:value-type="string">
            <text:p>Description 13</text:p>
          </table:table-cell>
          <table:table-cell office:value-type="float" office:value="5678">
            <text:p>5678</text:p>
          </table:table-cell>
          <table:table-cell office:value-type="string">
            <text:p>OCLIAB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14</text:p>
          </table:table-cell>
          <table:table-cell office:value-type="string">
            <text:p>Description 14</text:p>
          </table:table-cell>
          <table:table-cell office:value-type="float" office:value="4761">
            <text:p>4761</text:p>
          </table:table-cell>
          <table:table-cell office:value-type="string">
            <text:p>EXEXP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Test Act 15</text:p>
          </table:table-cell>
          <table:table-cell office:value-type="string">
            <text:p>Description 15</text:p>
          </table:table-cell>
          <table:table-cell office:value-type="float" office:value="3456">
            <text:p>3456</text:p>
          </table:table-cell>
          <table:table-cell office:value-type="string">
            <text:p>EXINC</text:p>
          </table:table-cell>
          <table:table-cell office:value-type="float" office:value="0">
            <text:p>0</text:p>
          </table:table-cell>
          <table:table-cell office:value-type="string">
            <text:p>NT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2020/06/11</text:date>, <text:time>08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" meta:object-count="0"/>
    <meta:generator>OpenOffice/4.1.7$Win32 OpenOffice.org_project/417m1$Build-9800</meta:generator>
  </office:meta>
</office:document-meta>
</file>